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₁</text:p>
          </table:table-cell>
          <table:table-cell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₂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₂</text:p>
          </table:table-cell>
          <table:table-cell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AP</text:p>
          </table:table-cell>
          <table:table-cell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HO3_1C</text:p>
          </table:table-cell>
          <table:table-cell office:value-type="string" calcext:value-type="string">
            <text:p>Module Centre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MLHO3_1AP</text:p>
          </table:table-cell>
          <table:table-cell office:value-type="string" calcext:value-type="string">
            <text:p>Module Centre – Lisse Haute à plat</text:p>
          </table:table-cell>
          <table:table-cell table:number-columns-repeated="1017"/>
        </table:table-row>
        <table:table-row table:style-name="ro11" table:number-rows-repeated="104798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3:39:18.896128201</dc:date>
    <meta:generator>LibreOffice/4.4.3.2$Linux_X86_64 LibreOffice_project/40m0$Build-2</meta:generator>
    <meta:editing-duration>P7DT10H12M12S</meta:editing-duration>
    <meta:editing-cycles>430</meta:editing-cycles>
    <meta:print-date>2015-07-22T08:30:52.452940411</meta:print-date>
    <meta:document-statistic meta:table-count="5" meta:cell-count="3635" meta:object-count="0"/>
  </office:meta>
</office:document-meta>
</file>